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2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ANKSGIVING FOR BEING SAVED FROM HIS ENEMIES (22:1-3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ANKSGIVING FOR BEING SAVED FROM HIS ENEMIES (22:1-32)<text:s text:c="1"/></text:span><text:span text:style-name="a442" text:class-names=""/></text:p>
          </draw:text-box>
          <svg:title/>
          <svg:desc/>
        </draw:frame>
        <draw:frame draw:id="id86" presentation:style-name="a463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God's protection (22:2-7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God's power (22:8-16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God's provision (22:17-25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God's perfect justice (22:26-28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God's proven dependability (22:29-32)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</draw:page>
      <draw:page draw:name="Slide3" draw:style-name="a464" draw:master-page-name="Master1-Layout12-tx-Title-and-Text" presentation:presentation-page-layout-name="Master1-PPL12" draw:id="Slide-258">
        <draw:frame draw:id="id87" presentation:style-name="a468" draw:name="Title 1" svg:x="1.38in" svg:y="0.4in" svg:width="10.6in" svg:height="1.44965in" presentation:class="title" presentation:placeholder="false">
          <draw:text-box>
            <text:p text:style-name="a467" text:class-names="" text:cond-style-name=""><text:span text:style-name="a465" text:class-names="">2 SAMUEL 22</text:span><text:span text:style-name="a466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THANKSGIVING FOR BEING SAVED FROM HIS ENEMIES (22:1-32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THANKSGIVING FOR BEING SET OVER HIS ENEMIES (22:33-51)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-title-Title-Slide" presentation:presentation-page-layout-name="Master1-PPL1" draw:id="Slide-259">
        <draw:frame draw:id="id89" presentation:style-name="a483" draw:name="Title 1" svg:x="1.38in" svg:y="0.83in" svg:width="10.3in" svg:height="4.42in" presentation:class="title" presentation:placeholder="false">
          <draw:text-box>
            <text:p text:style-name="a482" text:class-names="" text:cond-style-name=""><text:span text:style-name="a480" text:class-names="">THANKSGIVING FOR BEING SET OVER HIS ENEMIES (22:33-51)<text:s text:c="1"/></text:span><text:span text:style-name="a481" text:class-names=""/></text:p>
          </draw:text-box>
          <svg:title/>
          <svg:desc/>
        </draw:frame>
        <draw:frame draw:id="id90" presentation:style-name="a488" draw:name="Subtitle 2" svg:x="1.38in" svg:y="5.25in" svg:width="10.3in" svg:height="1.85in" presentation:class="subtitle" presentation:placeholder="false">
          <draw:text-box>
            <text:p text:style-name="a485" text:class-names="" text:cond-style-name=""><text:span text:style-name="a484" text:class-names=""><text:s text:c="1"/>The warrior for God (22:33-46):<text:s text:c="1"/></text:span></text:p>
            <text:p text:style-name="a487" text:class-names="" text:cond-style-name=""><text:span text:style-name="a486" text:class-names=""/></text:p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<text:s text:c="1"/>The warrior for God (22:33-46):<text:s text:c="1"/></text:span><text:span text:style-name="a491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<text:s text:c="1"/>The skill to defeat his foes (22:33-37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 strength to defeat his foes (22:38-46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THANKSGIVING FOR BEING SET OVER HIS ENEMIES (22:33-51)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The warrior for God (22:33-46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worshiper of God (22:47-51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2 SAMUEL 22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THANKSGIVING FOR BEING SAVED FROM HIS ENEMIES (22:1-32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THANKSGIVING FOR BEING SET OVER HIS ENEMIES (22:33-51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22</dc:title>
    <meta:initial-creator>David STRICKLAND</meta:initial-creator>
    <dc:creator>David STRICKLAND</dc:creator>
    <meta:creation-date>2020-02-22T17:29:21Z</meta:creation-date>
    <dc:date>2020-02-22T17:29:21Z</dc:date>
    <meta:template xlink:href="BibleStudy" xlink:type="simple"/>
    <meta:editing-cycles>1</meta:editing-cycles>
    <meta:editing-duration>PT0S</meta:editing-duration>
    <meta:document-statistic meta:paragraph-count="22" meta:word-count="173"/>
  </office:meta>
</office:document-meta>
</file>